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93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="hatch" draw:fill-color="#99ccff" draw:fill-hatch-name="Black_20_45_20_Degrees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2.973cm"/>
    </style:style>
    <style:style style:name="gr7" style:family="graphic" style:parent-style-name="standard">
      <style:graphic-properties draw:stroke="none" draw:fill="none" draw:textarea-horizontal-align="center" draw:textarea-vertical-align="middl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fill="hatch" draw:fill-color="#99ccff" draw:fill-hatch-name="Black_20_-45_20_Degrees" draw:textarea-horizontal-align="center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objectwithoutfill">
      <style:graphic-properties draw:stroke="none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0cm"/>
    </style:style>
    <style:style style:name="P1" style:family="paragraph">
      <style:text-properties fo:font-size="18pt"/>
    </style:style>
    <style:style style:name="P2" style:family="paragraph">
      <style:text-properties fo:font-size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>
        <style:tab-stops>
          <style:tab-stop style:position="0.529cm"/>
          <style:tab-stop style:position="1.005cm"/>
        </style:tab-stops>
      </style:paragraph-properties>
      <style:text-properties fo:font-size="12pt"/>
    </style:style>
    <style:style style:name="P5" style:family="paragraph">
      <style:text-properties fo:font-size="12pt"/>
    </style:style>
    <style:style style:name="P6" style:family="paragraph">
      <style:paragraph-properties>
        <style:tab-stops>
          <style:tab-stop style:position="0.529cm"/>
          <style:tab-stop style:position="1.005cm"/>
        </style:tab-stops>
      </style:paragraph-properties>
      <style:text-properties fo:font-size="12pt" style:font-size-asian="12pt" style:font-size-complex="12pt"/>
    </style:style>
    <style:style style:name="P7" style:family="paragraph">
      <style:paragraph-properties>
        <style:tab-stops>
          <style:tab-stop style:position="0.476cm"/>
          <style:tab-stop style:position="1.005cm"/>
        </style:tab-stops>
      </style:paragraph-properties>
      <style:text-properties fo:font-size="12pt"/>
    </style:style>
    <style:style style:name="P8" style:family="paragraph">
      <style:paragraph-properties>
        <style:tab-stops>
          <style:tab-stop style:position="0.476cm"/>
          <style:tab-stop style:position="1.005cm"/>
        </style:tab-stops>
      </style:paragraph-properties>
      <style:text-properties fo:font-size="12pt" style:font-size-asian="12pt" style:font-size-complex="12pt"/>
    </style:style>
    <style:style style:name="P9" style:family="paragraph">
      <style:paragraph-properties>
        <style:tab-stops>
          <style:tab-stop style:position="0.476cm"/>
          <style:tab-stop style:position="0.979cm"/>
        </style:tab-stops>
      </style:paragraph-properties>
      <style:text-properties fo:font-size="12pt"/>
    </style:style>
    <style:style style:name="P10" style:family="paragraph">
      <style:paragraph-properties>
        <style:tab-stops>
          <style:tab-stop style:position="0.476cm"/>
          <style:tab-stop style:position="0.979cm"/>
        </style:tab-stops>
      </style:paragraph-properties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12p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439cm" svg:height="0.963cm" svg:x="13.561cm" svg:y="1.537cm">
          <draw:text-box>
            <text:p text:style-name="P1">Code</text:p>
          </draw:text-box>
        </draw:frame>
        <draw:frame draw:style-name="gr2" draw:text-style-name="P3" draw:layer="layout" svg:width="1.514cm" svg:height="0.64cm" svg:x="11.4cm" svg:y="4.66cm">
          <draw:text-box>
            <text:p text:style-name="P2"><text:span text:style-name="T1">Prolog</text:span></text:p>
          </draw:text-box>
        </draw:frame>
        <draw:frame draw:style-name="gr2" draw:text-style-name="P6" draw:layer="layout" svg:width="5.738cm" svg:height="3.569cm" svg:x="4.829cm" svg:y="3.8cm">
          <draw:text-box>
            <text:p text:style-name="P4"><text:span text:style-name="T2">void m1() {</text:span></text:p>
            <text:p text:style-name="P4"><text:span text:style-name="T2"><text:tab/></text:span><text:span text:style-name="T2">int a = 100;</text:span></text:p>
            <text:p text:style-name="P4"><text:span text:style-name="T2"><text:tab/></text:span><text:span text:style-name="T2">try {</text:span></text:p>
            <text:p text:style-name="P4"><text:span text:style-name="T2"><text:tab/></text:span><text:span text:style-name="T2"><text:tab/></text:span><text:span text:style-name="T2">a += m2();</text:span></text:p>
            <text:p text:style-name="P4"><text:span text:style-name="T2"><text:tab/></text:span><text:span text:style-name="T2">} </text:span><text:span text:style-name="T2">catch (MyException e) {</text:span></text:p>
            <text:p text:style-name="P4"><text:span text:style-name="T2"><text:tab/></text:span><text:span text:style-name="T2"><text:tab/></text:span><text:span text:style-name="T2">a += 1000;</text:span></text:p>
            <text:p text:style-name="P5"><text:span text:style-name="T2">}</text:span></text:p>
          </draw:text-box>
        </draw:frame>
        <draw:frame draw:style-name="gr2" draw:text-style-name="P8" draw:layer="layout" svg:width="6.103cm" svg:height="2.147cm" svg:x="4.8cm" svg:y="12.053cm">
          <draw:text-box>
            <text:p text:style-name="P7"><text:span text:style-name="T2">int m2() throws MyException {</text:span></text:p>
            <text:p text:style-name="P7"><text:span text:style-name="T2"><text:tab/></text:span><text:span text:style-name="T2">int a = m3();</text:span></text:p>
            <text:p text:style-name="P7"><text:span text:style-name="T2"><text:tab/></text:span><text:span text:style-name="T2">return a;</text:span></text:p>
            <text:p text:style-name="P7"><text:span text:style-name="T2">}</text:span></text:p>
          </draw:text-box>
        </draw:frame>
        <draw:frame draw:style-name="gr2" draw:text-style-name="P10" draw:layer="layout" svg:width="6.93cm" svg:height="2.147cm" svg:x="4.8cm" svg:y="18.1cm">
          <draw:text-box>
            <text:p text:style-name="P9"><text:span text:style-name="T2">int m3() throws MyException {</text:span></text:p>
            <text:p text:style-name="P9"><text:span text:style-name="T2"><text:tab/></text:span><text:span text:style-name="T2">if (...) throw new MyException();</text:span></text:p>
            <text:p text:style-name="P9"><text:span text:style-name="T2"><text:tab/></text:span><text:span text:style-name="T2">else return 200;</text:span></text:p>
            <text:p text:style-name="P5"><text:span text:style-name="T2">}</text:span></text:p>
          </draw:text-box>
        </draw:frame>
        <draw:rect draw:style-name="gr3" draw:text-style-name="P12" xml:id="id7" draw:id="id7" draw:layer="layout" svg:width="3.5cm" svg:height="0.5cm" svg:x="13.001cm" svg:y="10cm">
          <text:p text:style-name="P11"><text:span text:style-name="T2">type</text:span></text:p>
        </draw:rect>
        <draw:rect draw:style-name="gr3" draw:text-style-name="P12" draw:layer="layout" svg:width="3.5cm" svg:height="0.5cm" svg:x="13.001cm" svg:y="11cm">
          <text:p text:style-name="P11"><text:span text:style-name="T2">-1</text:span></text:p>
        </draw:rect>
        <draw:rect draw:style-name="gr3" draw:text-style-name="P12" xml:id="id9" draw:id="id9" draw:layer="layout" svg:width="3.5cm" svg:height="0.5cm" svg:x="13.001cm" svg:y="10.5cm">
          <text:p text:style-name="P11"><text:span text:style-name="T2">handler</text:span></text:p>
        </draw:rect>
        <draw:rect draw:style-name="gr3" draw:text-style-name="P12" draw:layer="layout" svg:width="3.5cm" svg:height="2cm" svg:x="13cm" svg:y="5.5cm">
          <text:p text:style-name="P11"><text:span text:style-name="T2">...</text:span></text:p>
          <text:p text:style-name="P11"><text:span text:style-name="T2"><text:s/></text:span><text:span text:style-name="T2">call m2()</text:span></text:p>
          <text:p text:style-name="P11"><text:span text:style-name="T2">...</text:span></text:p>
        </draw:rect>
        <draw:rect draw:style-name="gr4" draw:text-style-name="P12" draw:layer="layout" svg:width="3.5cm" svg:height="1cm" svg:x="13cm" svg:y="4.5cm">
          <text:p/>
        </draw:rect>
        <draw:line draw:style-name="gr5" draw:text-style-name="P13" draw:layer="layout" svg:x1="13cm" svg:y1="24.5cm" svg:x2="13.001cm" svg:y2="2.9cm">
          <text:p/>
        </draw:line>
        <draw:line draw:style-name="gr5" draw:text-style-name="P13" draw:layer="layout" svg:x1="16.5cm" svg:y1="24.5cm" svg:x2="16.501cm" svg:y2="2.9cm">
          <text:p/>
        </draw:line>
        <draw:line draw:style-name="gr5" draw:text-style-name="P13" draw:layer="layout" svg:x1="13.001cm" svg:y1="15.9cm" svg:x2="13.001cm" svg:y2="14.4cm">
          <text:p/>
        </draw:line>
        <draw:frame draw:style-name="gr6" draw:text-style-name="P14" draw:layer="layout" svg:width="3.473cm" svg:height="0.725cm" svg:x="13.027cm" svg:y="3.7cm">
          <draw:text-box>
            <text:p text:style-name="P11"><text:span text:style-name="T3">Method m1</text:span></text:p>
          </draw:text-box>
        </draw:frame>
        <draw:rect draw:style-name="gr7" draw:text-style-name="P13" draw:layer="layout" svg:width="3.5cm" svg:height="0.5cm" svg:x="13.001cm" svg:y="14.4cm">
          <text:p/>
        </draw:rect>
        <draw:rect draw:style-name="gr3" draw:text-style-name="P12" xml:id="id3" draw:id="id3" draw:layer="layout" svg:width="3.5cm" svg:height="0.5cm" svg:x="13.001cm" svg:y="9cm">
          <text:p text:style-name="P11"><text:span text:style-name="T2">start</text:span></text:p>
        </draw:rect>
        <draw:rect draw:style-name="gr8" draw:text-style-name="P12" draw:layer="layout" svg:width="0.8cm" svg:height="0.5cm" svg:x="13cm" svg:y="8.5cm">
          <text:p/>
        </draw:rect>
        <draw:line draw:style-name="gr5" draw:text-style-name="P13" draw:layer="layout" svg:x1="16.502cm" svg:y1="5.4cm" svg:x2="16.502cm" svg:y2="3.9cm">
          <text:p/>
        </draw:line>
        <draw:rect draw:style-name="gr3" draw:text-style-name="P12" xml:id="id5" draw:id="id5" draw:layer="layout" svg:width="3.5cm" svg:height="0.5cm" svg:x="13.001cm" svg:y="9.5cm">
          <text:p text:style-name="P11"><text:span text:style-name="T2">end</text:span></text:p>
        </draw:rect>
        <draw:rect draw:style-name="gr9" draw:text-style-name="P12" draw:layer="layout" svg:width="3.5cm" svg:height="1cm" svg:x="13cm" svg:y="7.5cm">
          <text:p/>
        </draw:rect>
        <draw:frame draw:style-name="gr2" draw:text-style-name="P3" draw:layer="layout" svg:width="1.471cm" svg:height="0.64cm" svg:x="11.4cm" svg:y="7.66cm">
          <draw:text-box>
            <text:p text:style-name="P2"><text:span text:style-name="T1">Epilog</text:span></text:p>
          </draw:text-box>
        </draw:frame>
        <draw:frame draw:style-name="gr2" draw:text-style-name="P3" draw:layer="layout" svg:width="1.289cm" svg:height="0.64cm" svg:x="11.4cm" svg:y="6.16cm">
          <draw:text-box>
            <text:p text:style-name="P2"><text:span text:style-name="T1">Body</text:span></text:p>
          </draw:text-box>
        </draw:frame>
        <draw:rect draw:style-name="gr8" draw:text-style-name="P12" draw:layer="layout" svg:width="0.8cm" svg:height="0.5cm" svg:x="13.8cm" svg:y="8.5cm">
          <text:p/>
        </draw:rect>
        <draw:rect draw:style-name="gr8" draw:text-style-name="P12" draw:layer="layout" svg:width="0.8cm" svg:height="0.5cm" svg:x="14.6cm" svg:y="8.5cm">
          <text:p/>
        </draw:rect>
        <draw:rect draw:style-name="gr3" draw:text-style-name="P12" xml:id="id1" draw:id="id1" draw:layer="layout" svg:width="1.1cm" svg:height="0.5cm" svg:x="15.4cm" svg:y="8.5cm">
          <text:p text:style-name="P11"><text:span text:style-name="T2">offset</text:span></text:p>
        </draw:rect>
        <draw:frame draw:style-name="gr2" draw:text-style-name="P3" draw:layer="layout" svg:width="1.514cm" svg:height="0.64cm" svg:x="11.4cm" svg:y="12.86cm">
          <draw:text-box>
            <text:p text:style-name="P2"><text:span text:style-name="T1">Prolog</text:span></text:p>
          </draw:text-box>
        </draw:frame>
        <draw:rect draw:style-name="gr3" draw:text-style-name="P12" draw:layer="layout" svg:width="3.5cm" svg:height="0.5cm" svg:x="13.001cm" svg:y="17.2cm">
          <text:p text:style-name="P11"><text:span text:style-name="T2">-1</text:span></text:p>
        </draw:rect>
        <draw:rect draw:style-name="gr3" draw:text-style-name="P12" draw:layer="layout" svg:width="3.5cm" svg:height="2cm" svg:x="13cm" svg:y="13.7cm">
          <text:p text:style-name="P11"><text:span text:style-name="T2">...</text:span></text:p>
          <text:p text:style-name="P11"><text:span text:style-name="T2"><text:s/></text:span><text:span text:style-name="T2">call m3()</text:span></text:p>
          <text:p text:style-name="P11"><text:span text:style-name="T2">...</text:span></text:p>
        </draw:rect>
        <draw:rect draw:style-name="gr4" draw:text-style-name="P12" draw:layer="layout" svg:width="3.5cm" svg:height="1cm" svg:x="13cm" svg:y="12.7cm">
          <text:p/>
        </draw:rect>
        <draw:frame draw:style-name="gr6" draw:text-style-name="P14" draw:layer="layout" svg:width="3.473cm" svg:height="0.725cm" svg:x="13.027cm" svg:y="11.9cm">
          <draw:text-box>
            <text:p text:style-name="P11"><text:span text:style-name="T3">Method m2</text:span></text:p>
          </draw:text-box>
        </draw:frame>
        <draw:rect draw:style-name="gr8" draw:text-style-name="P12" draw:layer="layout" svg:width="0.8cm" svg:height="0.5cm" svg:x="13cm" svg:y="16.7cm">
          <text:p/>
        </draw:rect>
        <draw:line draw:style-name="gr5" draw:text-style-name="P13" draw:layer="layout" svg:x1="16.502cm" svg:y1="13.6cm" svg:x2="16.502cm" svg:y2="12.1cm">
          <text:p/>
        </draw:line>
        <draw:rect draw:style-name="gr9" draw:text-style-name="P12" draw:layer="layout" svg:width="3.5cm" svg:height="1cm" svg:x="13cm" svg:y="15.7cm">
          <text:p/>
        </draw:rect>
        <draw:frame draw:style-name="gr2" draw:text-style-name="P3" draw:layer="layout" svg:width="1.471cm" svg:height="0.64cm" svg:x="11.4cm" svg:y="15.86cm">
          <draw:text-box>
            <text:p text:style-name="P2"><text:span text:style-name="T1">Epilog</text:span></text:p>
          </draw:text-box>
        </draw:frame>
        <draw:frame draw:style-name="gr2" draw:text-style-name="P3" draw:layer="layout" svg:width="1.289cm" svg:height="0.64cm" svg:x="11.4cm" svg:y="14.36cm">
          <draw:text-box>
            <text:p text:style-name="P2"><text:span text:style-name="T1">Body</text:span></text:p>
          </draw:text-box>
        </draw:frame>
        <draw:rect draw:style-name="gr8" draw:text-style-name="P12" draw:layer="layout" svg:width="0.8cm" svg:height="0.5cm" svg:x="13.8cm" svg:y="16.7cm">
          <text:p/>
        </draw:rect>
        <draw:rect draw:style-name="gr8" draw:text-style-name="P12" draw:layer="layout" svg:width="0.8cm" svg:height="0.5cm" svg:x="14.6cm" svg:y="16.7cm">
          <text:p/>
        </draw:rect>
        <draw:rect draw:style-name="gr3" draw:text-style-name="P12" draw:layer="layout" svg:width="1.1cm" svg:height="0.5cm" svg:x="15.4cm" svg:y="16.7cm">
          <text:p text:style-name="P11"><text:span text:style-name="T2">offset</text:span></text:p>
        </draw:rect>
        <draw:line draw:style-name="gr5" draw:text-style-name="P13" draw:layer="layout" svg:x1="13.001cm" svg:y1="22.1cm" svg:x2="13.001cm" svg:y2="20.6cm">
          <text:p/>
        </draw:line>
        <draw:rect draw:style-name="gr7" draw:text-style-name="P13" draw:layer="layout" svg:width="3.5cm" svg:height="0.5cm" svg:x="13.001cm" svg:y="20.6cm">
          <text:p/>
        </draw:rect>
        <draw:frame draw:style-name="gr2" draw:text-style-name="P3" draw:layer="layout" svg:width="1.514cm" svg:height="0.64cm" svg:x="11.4cm" svg:y="19.06cm">
          <draw:text-box>
            <text:p text:style-name="P2"><text:span text:style-name="T1">Prolog</text:span></text:p>
          </draw:text-box>
        </draw:frame>
        <draw:rect draw:style-name="gr3" draw:text-style-name="P12" draw:layer="layout" svg:width="3.5cm" svg:height="0.5cm" svg:x="13.001cm" svg:y="23.4cm">
          <text:p text:style-name="P11"><text:span text:style-name="T2">-1</text:span></text:p>
        </draw:rect>
        <draw:rect draw:style-name="gr3" draw:text-style-name="P12" draw:layer="layout" svg:width="3.5cm" svg:height="2cm" svg:x="13cm" svg:y="19.9cm">
          <text:p text:style-name="P11"><text:span text:style-name="T2">...</text:span></text:p>
          <text:p text:style-name="P11"><text:span text:style-name="T2"><text:s/></text:span><text:span text:style-name="T2">trow</text:span></text:p>
          <text:p text:style-name="P11"><text:span text:style-name="T2">...</text:span></text:p>
        </draw:rect>
        <draw:rect draw:style-name="gr4" draw:text-style-name="P12" draw:layer="layout" svg:width="3.5cm" svg:height="1cm" svg:x="13cm" svg:y="18.9cm">
          <text:p/>
        </draw:rect>
        <draw:frame draw:style-name="gr6" draw:text-style-name="P14" draw:layer="layout" svg:width="3.473cm" svg:height="0.725cm" svg:x="13.027cm" svg:y="18.1cm">
          <draw:text-box>
            <text:p text:style-name="P11"><text:span text:style-name="T3">Method m3</text:span></text:p>
          </draw:text-box>
        </draw:frame>
        <draw:rect draw:style-name="gr8" draw:text-style-name="P12" draw:layer="layout" svg:width="0.8cm" svg:height="0.5cm" svg:x="13cm" svg:y="22.9cm">
          <text:p/>
        </draw:rect>
        <draw:line draw:style-name="gr5" draw:text-style-name="P13" draw:layer="layout" svg:x1="16.502cm" svg:y1="19.8cm" svg:x2="16.502cm" svg:y2="18.3cm">
          <text:p/>
        </draw:line>
        <draw:rect draw:style-name="gr9" draw:text-style-name="P12" draw:layer="layout" svg:width="3.5cm" svg:height="1cm" svg:x="13cm" svg:y="21.9cm">
          <text:p/>
        </draw:rect>
        <draw:frame draw:style-name="gr2" draw:text-style-name="P3" draw:layer="layout" svg:width="1.471cm" svg:height="0.64cm" svg:x="11.4cm" svg:y="22.06cm">
          <draw:text-box>
            <text:p text:style-name="P2"><text:span text:style-name="T1">Epilog</text:span></text:p>
          </draw:text-box>
        </draw:frame>
        <draw:frame draw:style-name="gr2" draw:text-style-name="P3" draw:layer="layout" svg:width="1.289cm" svg:height="0.64cm" svg:x="11.4cm" svg:y="20.56cm">
          <draw:text-box>
            <text:p text:style-name="P2"><text:span text:style-name="T1">Body</text:span></text:p>
          </draw:text-box>
        </draw:frame>
        <draw:rect draw:style-name="gr8" draw:text-style-name="P12" draw:layer="layout" svg:width="0.8cm" svg:height="0.5cm" svg:x="13.8cm" svg:y="22.9cm">
          <text:p/>
        </draw:rect>
        <draw:rect draw:style-name="gr8" draw:text-style-name="P12" draw:layer="layout" svg:width="0.8cm" svg:height="0.5cm" svg:x="14.6cm" svg:y="22.9cm">
          <text:p/>
        </draw:rect>
        <draw:rect draw:style-name="gr3" draw:text-style-name="P12" draw:layer="layout" svg:width="1.1cm" svg:height="0.5cm" svg:x="15.4cm" svg:y="22.9cm">
          <text:p text:style-name="P11"><text:span text:style-name="T2">offset</text:span></text:p>
        </draw:rect>
        <draw:connector draw:style-name="gr10" draw:text-style-name="P13" draw:layer="layout" svg:x1="16.5cm" svg:y1="8.75cm" svg:x2="16.5cm" svg:y2="7.5cm" draw:start-shape="id1" draw:start-glue-point="1" draw:end-shape="id2" draw:end-glue-point="1" svg:d="m16500 8750h501v-1250h-501">
          <text:p/>
        </draw:connector>
        <draw:line draw:style-name="gr11" draw:text-style-name="P13" xml:id="id2" draw:id="id2" draw:layer="layout" svg:x1="13cm" svg:y1="7.5cm" svg:x2="16.5cm" svg:y2="7.5cm">
          <text:p/>
        </draw:line>
        <draw:connector draw:style-name="gr10" draw:text-style-name="P13" draw:layer="layout" draw:line-skew="0.499cm" svg:x1="16.5cm" svg:y1="16.95cm" svg:x2="16.5cm" svg:y2="15.7cm" svg:d="m16500 16950h1000v-1250h-1000">
          <text:p/>
        </draw:connector>
        <draw:connector draw:style-name="gr10" draw:text-style-name="P13" draw:layer="layout" draw:line-skew="0.499cm" svg:x1="16.5cm" svg:y1="23.15cm" svg:x2="16.5cm" svg:y2="21.9cm" svg:d="m16500 23150h1000v-1250h-1000">
          <text:p/>
        </draw:connector>
        <draw:connector draw:style-name="gr10" draw:text-style-name="P13" draw:layer="layout" draw:line-skew="0.198cm" svg:x1="16.501cm" svg:y1="9.25cm" svg:x2="16.5cm" svg:y2="5.5cm" draw:start-shape="id3" draw:start-glue-point="1" draw:end-shape="id4" draw:end-glue-point="1" svg:d="m16501 9250h699v-3750h-700">
          <text:p/>
        </draw:connector>
        <draw:line draw:style-name="gr11" draw:text-style-name="P13" xml:id="id4" draw:id="id4" draw:layer="layout" svg:x1="13cm" svg:y1="5.5cm" svg:x2="16.5cm" svg:y2="5.5cm">
          <text:p/>
        </draw:line>
        <draw:line draw:style-name="gr12" draw:text-style-name="P13" xml:id="id10" draw:id="id10" draw:layer="layout" svg:x1="13cm" svg:y1="7cm" svg:x2="16.5cm" svg:y2="7cm">
          <text:p/>
        </draw:line>
        <draw:connector draw:style-name="gr10" draw:text-style-name="P13" draw:layer="layout" draw:line-skew="0.298cm" svg:x1="16.501cm" svg:y1="9.75cm" svg:x2="16.5cm" svg:y2="6.7cm" draw:start-shape="id5" draw:start-glue-point="1" draw:end-shape="id6" draw:end-glue-point="1" svg:d="m16501 9750h799v-3050h-800">
          <text:p/>
        </draw:connector>
        <draw:connector draw:style-name="gr10" draw:text-style-name="P13" draw:layer="layout" svg:x1="16.501cm" svg:y1="10.25cm" svg:x2="18.1cm" svg:y2="10.25cm" draw:start-shape="id7" draw:start-glue-point="1" draw:end-shape="id8" draw:end-glue-point="3" svg:d="m16501 10250h1599">
          <text:p/>
        </draw:connector>
        <draw:frame draw:style-name="gr13" draw:text-style-name="P3" xml:id="id8" draw:id="id8" draw:layer="layout" svg:width="2.957cm" svg:height="1.1cm" svg:x="18.1cm" svg:y="9.7cm">
          <draw:text-box>
            <text:p text:style-name="P2"><text:span text:style-name="T1">Type Descriptor</text:span></text:p>
            <text:p text:style-name="P2"><text:span text:style-name="T1">of MyException</text:span></text:p>
          </draw:text-box>
        </draw:frame>
        <draw:line draw:style-name="gr12" draw:text-style-name="P13" xml:id="id6" draw:id="id6" draw:layer="layout" svg:x1="13cm" svg:y1="6.7cm" svg:x2="16.5cm" svg:y2="6.7cm">
          <text:p/>
        </draw:line>
        <draw:connector draw:style-name="gr10" draw:text-style-name="P13" draw:layer="layout" draw:line-skew="0.398cm" svg:x1="16.501cm" svg:y1="10.75cm" svg:x2="16.5cm" svg:y2="7cm" draw:start-shape="id9" draw:start-glue-point="1" draw:end-shape="id10" draw:end-glue-point="1" svg:d="m16501 10750h899v-3750h-900">
          <text:p/>
        </draw:connector>
        <draw:frame draw:style-name="gr2" draw:text-style-name="P3" draw:layer="layout" svg:width="1.438cm" svg:height="0.64cm" svg:x="17.601cm" svg:y="20.56cm">
          <draw:text-box>
            <text:p text:style-name="P2"><text:span text:style-name="T1">SRR0</text:span></text:p>
          </draw:text-box>
        </draw:frame>
        <draw:line draw:style-name="gr10" draw:text-style-name="P13" draw:layer="layout" svg:x1="17.5cm" svg:y1="20.9cm" svg:x2="16.5cm" svg:y2="20.9cm">
          <text:p/>
        </draw:line>
        <draw:rect draw:style-name="gr8" draw:text-style-name="P12" draw:layer="layout" svg:width="3.5cm" svg:height="0.5cm" svg:x="24.801cm" svg:y="23.5cm">
          <text:p/>
        </draw:rect>
        <draw:line draw:style-name="gr5" draw:text-style-name="P13" draw:layer="layout" svg:x1="24.8cm" svg:y1="24.5cm" svg:x2="24.801cm" svg:y2="2.9cm">
          <text:p/>
        </draw:line>
        <draw:line draw:style-name="gr5" draw:text-style-name="P13" draw:layer="layout" svg:x1="28.3cm" svg:y1="24.5cm" svg:x2="28.301cm" svg:y2="2.9cm">
          <text:p/>
        </draw:line>
        <draw:rect draw:style-name="gr8" draw:text-style-name="P12" draw:layer="layout" svg:width="3.5cm" svg:height="0.5cm" svg:x="24.801cm" svg:y="19.5cm">
          <text:p/>
        </draw:rect>
        <draw:line draw:style-name="gr5" draw:text-style-name="P13" draw:layer="layout" svg:x1="28.302cm" svg:y1="13.6cm" svg:x2="28.302cm" svg:y2="12.1cm">
          <text:p/>
        </draw:line>
        <draw:frame draw:style-name="gr2" draw:text-style-name="P3" draw:layer="layout" svg:width="1.658cm" svg:height="0.64cm" svg:x="22.2cm" svg:y="19.36cm">
          <draw:text-box>
            <text:p text:style-name="P2"><text:span text:style-name="T1">m1: SP</text:span></text:p>
          </draw:text-box>
        </draw:frame>
        <draw:frame draw:style-name="gr6" draw:text-style-name="P14" draw:layer="layout" svg:width="3.473cm" svg:height="1.199cm" svg:x="24.829cm" svg:y="21.163cm">
          <draw:text-box>
            <text:p text:style-name="P11"><text:span text:style-name="T3">Frame of </text:span></text:p>
            <text:p text:style-name="P11"><text:span text:style-name="T3">Method m1</text:span></text:p>
          </draw:text-box>
        </draw:frame>
        <draw:line draw:style-name="gr5" draw:text-style-name="P13" draw:layer="layout" svg:x1="28.302cm" svg:y1="19.8cm" svg:x2="28.302cm" svg:y2="18.3cm">
          <text:p/>
        </draw:line>
        <draw:frame draw:style-name="gr2" draw:text-style-name="P3" draw:layer="layout" svg:width="3.203cm" svg:height="0.64cm" svg:x="29.5cm" svg:y="23.36cm">
          <draw:text-box>
            <text:p text:style-name="P2"><text:span text:style-name="T1">addr of call to m1</text:span></text:p>
          </draw:text-box>
        </draw:frame>
        <draw:frame draw:style-name="gr1" draw:text-style-name="P1" draw:layer="layout" svg:width="3.439cm" svg:height="0.963cm" svg:x="25.262cm" svg:y="1.538cm">
          <draw:text-box>
            <text:p text:style-name="P1">Stack</text:p>
          </draw:text-box>
        </draw:frame>
        <draw:line draw:style-name="gr10" draw:text-style-name="P13" draw:layer="layout" svg:x1="26.5cm" svg:y1="23.7cm" svg:x2="29.5cm" svg:y2="23.7cm">
          <text:p/>
        </draw:line>
        <draw:line draw:style-name="gr10" draw:text-style-name="P13" draw:layer="layout" svg:x1="23.7cm" svg:y1="19.7cm" svg:x2="24.7cm" svg:y2="19.7cm">
          <text:p/>
        </draw:line>
        <draw:line draw:style-name="gr10" draw:text-style-name="P13" draw:layer="layout" svg:x1="29.3cm" svg:y1="24.3cm" svg:x2="28.3cm" svg:y2="24.3cm">
          <text:p/>
        </draw:line>
        <draw:line draw:style-name="gr11" draw:text-style-name="P13" draw:layer="layout" svg:x1="29.3cm" svg:y1="24.3cm" svg:x2="29.325cm" svg:y2="19.782cm">
          <text:p/>
        </draw:line>
        <draw:line draw:style-name="gr11" draw:text-style-name="P13" draw:layer="layout" svg:x1="26.6cm" svg:y1="19.8cm" svg:x2="29.295cm" svg:y2="19.782cm">
          <text:p/>
        </draw:line>
        <draw:rect draw:style-name="gr8" draw:text-style-name="P12" draw:layer="layout" svg:width="3.5cm" svg:height="0.5cm" svg:x="24.801cm" svg:y="19cm">
          <text:p/>
        </draw:rect>
        <draw:frame draw:style-name="gr2" draw:text-style-name="P3" draw:layer="layout" svg:width="4.164cm" svg:height="0.64cm" svg:x="29.5cm" svg:y="18.86cm">
          <draw:text-box>
            <text:p text:style-name="P2"><text:span text:style-name="T1">addr of call to m2 in m1</text:span></text:p>
          </draw:text-box>
        </draw:frame>
        <draw:line draw:style-name="gr10" draw:text-style-name="P13" draw:layer="layout" svg:x1="26.5cm" svg:y1="19.2cm" svg:x2="29.5cm" svg:y2="19.2cm">
          <text:p/>
        </draw:line>
        <draw:rect draw:style-name="gr8" draw:text-style-name="P12" draw:layer="layout" svg:width="3.5cm" svg:height="0.5cm" svg:x="24.801cm" svg:y="14.9cm">
          <text:p/>
        </draw:rect>
        <draw:frame draw:style-name="gr2" draw:text-style-name="P3" draw:layer="layout" svg:width="1.658cm" svg:height="0.64cm" svg:x="22.2cm" svg:y="14.76cm">
          <draw:text-box>
            <text:p text:style-name="P2"><text:span text:style-name="T1">m2: SP</text:span></text:p>
          </draw:text-box>
        </draw:frame>
        <draw:frame draw:style-name="gr6" draw:text-style-name="P14" draw:layer="layout" svg:width="3.473cm" svg:height="1.199cm" svg:x="24.829cm" svg:y="16.563cm">
          <draw:text-box>
            <text:p text:style-name="P11"><text:span text:style-name="T3">Frame of </text:span></text:p>
            <text:p text:style-name="P11"><text:span text:style-name="T3">Method m2</text:span></text:p>
          </draw:text-box>
        </draw:frame>
        <draw:line draw:style-name="gr10" draw:text-style-name="P13" draw:layer="layout" svg:x1="23.7cm" svg:y1="15.1cm" svg:x2="24.7cm" svg:y2="15.1cm">
          <text:p/>
        </draw:line>
        <draw:line draw:style-name="gr10" draw:text-style-name="P13" draw:layer="layout" svg:x1="29.3cm" svg:y1="19.6cm" svg:x2="28.3cm" svg:y2="19.6cm">
          <text:p/>
        </draw:line>
        <draw:line draw:style-name="gr11" draw:text-style-name="P13" draw:layer="layout" svg:x1="29.3cm" svg:y1="19.6cm" svg:x2="29.301cm" svg:y2="15.199cm">
          <text:p/>
        </draw:line>
        <draw:line draw:style-name="gr11" draw:text-style-name="P13" draw:layer="layout" svg:x1="26.6cm" svg:y1="15.2cm" svg:x2="29.295cm" svg:y2="15.182cm">
          <text:p/>
        </draw:line>
        <draw:rect draw:style-name="gr8" draw:text-style-name="P12" draw:layer="layout" svg:width="3.5cm" svg:height="0.5cm" svg:x="24.802cm" svg:y="14.4cm">
          <text:p/>
        </draw:rect>
        <draw:rect draw:style-name="gr8" draw:text-style-name="P12" draw:layer="layout" svg:width="3.5cm" svg:height="0.5cm" svg:x="24.802cm" svg:y="10.4cm">
          <text:p/>
        </draw:rect>
        <draw:frame draw:style-name="gr2" draw:text-style-name="P3" draw:layer="layout" svg:width="1.658cm" svg:height="0.64cm" svg:x="22.201cm" svg:y="10.26cm">
          <draw:text-box>
            <text:p text:style-name="P2"><text:span text:style-name="T1">m3: SP</text:span></text:p>
          </draw:text-box>
        </draw:frame>
        <draw:frame draw:style-name="gr2" draw:text-style-name="P3" draw:layer="layout" svg:width="4.164cm" svg:height="0.64cm" svg:x="29.501cm" svg:y="14.26cm">
          <draw:text-box>
            <text:p text:style-name="P2"><text:span text:style-name="T1">addr of call to m3 in m2</text:span></text:p>
          </draw:text-box>
        </draw:frame>
        <draw:line draw:style-name="gr10" draw:text-style-name="P13" draw:layer="layout" svg:x1="26.501cm" svg:y1="14.6cm" svg:x2="29.501cm" svg:y2="14.6cm">
          <text:p/>
        </draw:line>
        <draw:line draw:style-name="gr10" draw:text-style-name="P13" draw:layer="layout" svg:x1="23.701cm" svg:y1="10.6cm" svg:x2="24.701cm" svg:y2="10.6cm">
          <text:p/>
        </draw:line>
        <draw:line draw:style-name="gr10" draw:text-style-name="P13" draw:layer="layout" svg:x1="29.301cm" svg:y1="15cm" svg:x2="28.301cm" svg:y2="15cm">
          <text:p/>
        </draw:line>
        <draw:line draw:style-name="gr11" draw:text-style-name="P13" draw:layer="layout" svg:x1="29.301cm" svg:y1="15.014cm" svg:x2="29.326cm" svg:y2="10.682cm">
          <text:p/>
        </draw:line>
        <draw:line draw:style-name="gr11" draw:text-style-name="P13" draw:layer="layout" svg:x1="26.601cm" svg:y1="10.7cm" svg:x2="29.296cm" svg:y2="10.682cm">
          <text:p/>
        </draw:line>
        <draw:line draw:style-name="gr5" draw:text-style-name="P13" draw:layer="layout" svg:x1="28.303cm" svg:y1="9.1cm" svg:x2="28.303cm" svg:y2="7.6cm">
          <text:p/>
        </draw:line>
        <draw:rect draw:style-name="gr8" draw:text-style-name="P12" draw:layer="layout" svg:width="3.5cm" svg:height="0.5cm" svg:x="24.802cm" svg:y="10.4cm">
          <text:p/>
        </draw:rect>
        <draw:line draw:style-name="gr10" draw:text-style-name="P13" draw:layer="layout" svg:x1="23.701cm" svg:y1="10.6cm" svg:x2="24.701cm" svg:y2="10.6cm">
          <text:p/>
        </draw:line>
        <draw:rect draw:style-name="gr8" draw:text-style-name="P12" draw:layer="layout" svg:width="3.5cm" svg:height="0.5cm" svg:x="24.803cm" svg:y="9.9cm">
          <text:p/>
        </draw:rect>
        <draw:rect draw:style-name="gr8" draw:text-style-name="P12" draw:layer="layout" svg:width="3.5cm" svg:height="0.5cm" svg:x="24.803cm" svg:y="5.9cm">
          <text:p/>
        </draw:rect>
        <draw:frame draw:style-name="gr2" draw:text-style-name="P3" draw:layer="layout" svg:width="4.02cm" svg:height="0.64cm" svg:x="19.702cm" svg:y="5.76cm">
          <draw:text-box>
            <text:p text:style-name="P2"><text:span text:style-name="T1">programException: SP</text:span></text:p>
          </draw:text-box>
        </draw:frame>
        <draw:line draw:style-name="gr10" draw:text-style-name="P13" draw:layer="layout" svg:x1="23.702cm" svg:y1="6.1cm" svg:x2="24.702cm" svg:y2="6.1cm">
          <text:p/>
        </draw:line>
        <draw:line draw:style-name="gr10" draw:text-style-name="P13" draw:layer="layout" svg:x1="29.302cm" svg:y1="10.5cm" svg:x2="28.302cm" svg:y2="10.5cm">
          <text:p/>
        </draw:line>
        <draw:line draw:style-name="gr11" draw:text-style-name="P13" draw:layer="layout" svg:x1="29.302cm" svg:y1="10.514cm" svg:x2="29.327cm" svg:y2="6.182cm">
          <text:p/>
        </draw:line>
        <draw:line draw:style-name="gr11" draw:text-style-name="P13" draw:layer="layout" svg:x1="26.602cm" svg:y1="6.2cm" svg:x2="29.297cm" svg:y2="6.182cm">
          <text:p/>
        </draw:line>
        <draw:frame draw:style-name="gr6" draw:text-style-name="P14" draw:layer="layout" svg:width="3.473cm" svg:height="1.199cm" svg:x="24.83cm" svg:y="11.864cm">
          <draw:text-box>
            <text:p text:style-name="P11"><text:span text:style-name="T3">Frame of </text:span></text:p>
            <text:p text:style-name="P11"><text:span text:style-name="T3">Method m3</text:span></text:p>
          </draw:text-box>
        </draw:frame>
        <draw:frame draw:style-name="gr6" draw:text-style-name="P14" draw:layer="layout" svg:width="3.473cm" svg:height="2.147cm" svg:x="24.833cm" svg:y="6.79cm">
          <draw:text-box>
            <text:p text:style-name="P11"><text:span text:style-name="T3">Frame of </text:span></text:p>
            <text:p text:style-name="P11"><text:span text:style-name="T3">Program</text:span></text:p>
            <text:p text:style-name="P11"><text:span text:style-name="T3">Exception</text:span></text:p>
            <text:p text:style-name="P11"><text:span text:style-name="T3">Handl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rs Graf</meta:initial-creator>
    <meta:creation-date>2010-04-12T08:44:15.39</meta:creation-date>
    <dc:date>2014-05-02T07:48:37.30</dc:date>
    <meta:editing-duration>P1DT13H26M4S</meta:editing-duration>
    <meta:editing-cycles>14</meta:editing-cycles>
    <meta:generator>LibreOffice/3.4$Win32 LibreOffice_project/340m1$Build-103</meta:generator>
    <meta:printed-by>Urs Graf</meta:printed-by>
    <meta:print-date>2010-04-12T09:03:01.48</meta:print-date>
    <dc:creator>Urs Graf</dc:creator>
    <meta:document-statistic meta:object-count="113"/>
  </office:meta>
</office:document-meta>
</file>